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fr" fo:country="FR" style:language-asian="zxx" style:country-asian="none" style:language-complex="zxx" style:country-complex="none"/>
    </style:style>
    <style:style style:name="P2" style:family="paragraph" style:parent-style-name="Standard">
      <style:text-properties fo:language="fr" fo:country="FR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@201 = ~Mais que vois-je ? Par ma barbe : Vous avez le catalyseur de Johrünbrumd, le chef d’œuvre de Grolin Mains-de-roche !~</text:p>
      <text:p text:style-name="P1">@202 = ~Si vous trouvez les composants indiqué sur ce parchemin, je serais honoré de compléter l’œuvre du maître.~</text:p>
      <text:p text:style-name="P1">@203 = ~Vous avez sur vous tous les composants pour forger le marteau Johrünbrumd, la dernière œuvre du maître; je peux le faire pour seulement 8000 pièces d'or.~</text:p>
      <text:p text:style-name="P1">@204 = ~Tant pis. Voyons voir dans ce cas si vous avez autre chose qui conviendrait...~</text:p>
      <text:p text:style-name="P1">@208 = ~Vous savez, quand j'ai forgé Johrünbrumd selon les plans du maître Grolin Mains-de-roche, je me disais que le katana Furie céleste s'accorderait parfaitement à la recette originale.~</text:p>
      <text:p text:style-name="P1">@209 = ~Si vous pouviez trouver ce katana et un peu de poudre de fée, je pourrais combiner les deux armes pour rendre Johrünbrumd plus puissant.~</text:p>
      <text:p text:style-name="P1">@2010 = ~Vous avez Johrünbrumd, Furie céleste et la poudre de fée. Je peux reforger Johrünbrumd selon mon idée, si cela vous sied. Je ne demande que 6000 pièces d'or pour cela.~</text:p>
      <text:p text:style-name="P1">@2011 = ~Mais... C'est bien l'Étoile de Kahor que je vois là ? Cette fameuse lame dont l'acier vient des étoiles ?~</text:p>
      <text:p text:style-name="P1">@2012 = ~Si vous trouviez un autre métal venu des étoiles, je pourrais essayer de les combiner.~</text:p>
      <text:p text:style-name="P1">@2013 = ~Vous avez l'Étoile de Kahor et un autre métal venu des étoiles. Si vous voulez, je peux rendre l’étoile plus puissante. Pour ça je vous demanderait 3000 pièces d'or.~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H48M46S</meta:editing-duration>
    <meta:editing-cycles>14</meta:editing-cycles>
    <meta:generator>OpenOffice/4.1.14$Win32 OpenOffice.org_project/4114m1$Build-9811</meta:generator>
    <dc:date>2023-10-19T16:20:05.17</dc:date>
    <meta:document-statistic meta:table-count="0" meta:image-count="0" meta:object-count="0" meta:page-count="1" meta:paragraph-count="10" meta:word-count="243" meta:character-count="1386"/>
    <meta:user-defined meta:name="Info 1"/>
    <meta:user-defined meta:name="Info 2"/>
    <meta:user-defined meta:name="Info 3"/>
    <meta:user-defined meta:name="Info 4"/>
  </office:meta>
</office:document-meta>
</file>